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0.616cm" fo:min-width="1.507cm"/>
    </style:style>
    <style:style style:name="gr2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0.615cm" fo:min-width="2.327cm"/>
    </style:style>
    <style:style style:name="gr3" style:family="graphic" style:parent-style-name="standard">
      <style:graphic-properties svg:stroke-color="#000000" draw:fill-color="#dcdcdc" draw:textarea-horizontal-align="justify" draw:textarea-vertical-align="middle" draw:auto-grow-height="false" fo:min-height="1.437cm" fo:min-width="4.10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35cm" fo:min-width="1.6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61cm"/>
    </style:style>
    <style:style style:name="gr8" style:family="graphic" style:parent-style-name="standard">
      <style:graphic-properties draw:stroke="none" svg:stroke-color="#000000" draw:fill="none" draw:fill-color="#ffffff" fo:min-height="0.526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fffff0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loext:graphic-properties draw:fill="solid" draw:fill-color="#fffff0"/>
      <style:paragraph-properties fo:text-align="center"/>
      <style:text-properties style:font-name="Times New Roman" fo:font-size="16pt" style:font-size-asian="16pt" style:font-size-complex="16pt"/>
    </style:style>
    <style:style style:name="P5" style:family="paragraph">
      <loext:graphic-properties draw:fill-color="#dcdcdc"/>
      <style:paragraph-properties fo:text-align="center"/>
      <style:text-properties style:font-name="Times New Roman"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style:font-name="Times New Roman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099cm" svg:height="0.958cm" svg:x="1.592cm" svg:y="6.021cm">
          <text:p text:style-name="P1"><text:span text:style-name="T1">В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19cm" svg:height="0.957cm" svg:x="16.463cm" svg:y="5.95cm">
          <text:p text:style-name="P3"><text:span text:style-name="T1">Выход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19cm" svg:height="0.957cm" svg:x="16.526cm" svg:y="7.477cm">
          <text:p text:style-name="P3"><text:span text:style-name="T1">Выход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608cm" svg:height="1.687cm" svg:x="5.838cm" svg:y="5.635cm">
          <text:p text:style-name="P3"><text:span text:style-name="T1">Нейросетевая </text:span></text:p>
          <text:p text:style-name="P3"><text:span text:style-name="T1">модель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1cm" svg:height="1.185cm" svg:x="12.622cm" svg:y="5.85cm">
          <text:p text:style-name="P3"><text:span text:style-name="T1">Реле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7" draw:layer="layout" svg:x1="3.692cm" svg:y1="6.451cm" svg:x2="5.836cm" svg:y2="6.451cm">
            <text:p/>
          </draw:line>
          <draw:line draw:style-name="gr6" draw:text-style-name="P7" draw:layer="layout" svg:x1="3.67cm" svg:y1="6.517cm" svg:x2="5.457cm" svg:y2="6.504cm">
            <text:p/>
          </draw:line>
        </draw:g>
        <draw:g>
          <draw:line draw:style-name="gr5" draw:text-style-name="P7" draw:layer="layout" svg:x1="10.458cm" svg:y1="6.378cm" svg:x2="12.602cm" svg:y2="6.378cm">
            <text:p/>
          </draw:line>
          <draw:line draw:style-name="gr6" draw:text-style-name="P7" draw:layer="layout" svg:x1="10.436cm" svg:y1="6.444cm" svg:x2="12.223cm" svg:y2="6.431cm">
            <text:p/>
          </draw:line>
        </draw:g>
        <draw:g>
          <draw:line draw:style-name="gr5" draw:text-style-name="P7" draw:layer="layout" svg:x1="14.757cm" svg:y1="6.418cm" svg:x2="16.536cm" svg:y2="6.418cm">
            <text:p/>
          </draw:line>
          <draw:line draw:style-name="gr6" draw:text-style-name="P7" draw:layer="layout" svg:x1="14.739cm" svg:y1="6.482cm" svg:x2="16.222cm" svg:y2="6.469cm">
            <text:p/>
          </draw:line>
        </draw:g>
        <draw:g>
          <draw:line draw:style-name="gr5" draw:text-style-name="P7" draw:layer="layout" svg:x1="11.23cm" svg:y1="7.922cm" svg:x2="16.588cm" svg:y2="7.922cm">
            <text:p/>
          </draw:line>
          <draw:line draw:style-name="gr6" draw:text-style-name="P7" draw:layer="layout" svg:x1="11.192cm" svg:y1="7.956cm" svg:x2="16.15cm" svg:y2="7.96cm">
            <text:p/>
          </draw:line>
          <draw:line draw:style-name="gr6" draw:text-style-name="P7" draw:layer="layout" svg:x1="11.201cm" svg:y1="7.965cm" svg:x2="11.192cm" svg:y2="6.434cm">
            <text:p/>
          </draw:line>
          <draw:line draw:style-name="gr6" draw:text-style-name="P7" draw:layer="layout" svg:x1="11.239cm" svg:y1="7.908cm" svg:x2="11.239cm" svg:y2="6.425cm">
            <text:p/>
          </draw:line>
        </draw:g>
        <draw:frame draw:style-name="gr7" draw:text-style-name="P9" draw:layer="layout" svg:width="1.693cm" svg:height="0.878cm" svg:x="3.891cm" svg:y="5.679cm">
          <draw:text-box>
            <text:p text:style-name="P8"><text:span text:style-name="T2">V, P</text:span></text:p>
          </draw:text-box>
        </draw:frame>
        <draw:frame draw:style-name="gr8" draw:text-style-name="P9" draw:layer="layout" svg:width="2.645cm" svg:height="0.878cm" svg:x="7.283cm" svg:y="7.426cm">
          <draw:text-box>
            <text:p text:style-name="P8"><text:span text:style-name="T2">F (V, P)</text:span></text:p>
          </draw:text-box>
        </draw:frame>
        <draw:frame draw:style-name="gr9" draw:text-style-name="P9" draw:layer="layout" svg:width="0.88cm" svg:height="0.878cm" svg:x="10.959cm" svg:y="5.479cm">
          <draw:text-box>
            <text:p text:style-name="P8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shadow="hidden"/>
      <style:paragraph-properties>
        <style:tab-stops/>
      </style:paragraph-properties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21:15.082943652</meta:creation-date>
    <dc:date>2019-05-27T08:41:55.334120182</dc:date>
    <meta:editing-duration>PT19M37S</meta:editing-duration>
    <meta:editing-cycles>3</meta:editing-cycles>
    <meta:generator>LibreOffice/6.0.7.3$Linux_X86_64 LibreOffice_project/00m0$Build-3</meta:generator>
    <meta:document-statistic meta:object-count="22"/>
  </office:meta>
</office:document-meta>
</file>